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0D9000000A409EB673F.eps" manifest:media-type=""/>
  <manifest:file-entry manifest:full-path="Pictures/2000000100000146000000D81E6D9209.svm" manifest:media-type=""/>
  <manifest:file-entry manifest:full-path="Pictures/200000010000014200000129F2269856.svm" manifest:media-type=""/>
  <manifest:file-entry manifest:full-path="Pictures/10000000000000200000002000309F1C.png" manifest:media-type="image/png"/>
  <manifest:file-entry manifest:full-path="Pictures/2000000100000129000000D4A57FA253.svm" manifest:media-type=""/>
  <manifest:file-entry manifest:full-path="Pictures/20000001000000FE000000FA28DF3A34.svm" manifest:media-type=""/>
  <manifest:file-entry manifest:full-path="Pictures/20000001000000FA0000012442DBB9F2.svm" manifest:media-type=""/>
  <manifest:file-entry manifest:full-path="Pictures/2000000100000170000000D850C35637.svm" manifest:media-type=""/>
  <manifest:file-entry manifest:full-path="Pictures/200000010000012D000000D8F4A9CB9C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0§display§v_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v_k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3.695cm" svg:height="2.793cm" svg:x="4.558cm" svg:y="0.7cm">
          <draw:image xlink:href="Pictures/20000002000000D9000000A409EB673F.eps" xlink:type="simple" xlink:show="embed" xlink:actuate="onLoad">
            <text:p/>
          </draw:image>
        </draw:frame>
        <draw:frame draw:style-name="gr2" draw:text-style-name="P1" draw:layer="layout" svg:width="0.304cm" svg:height="0.299cm" svg:x="5.471cm" svg:y="1.874cm">
          <draw:image xlink:href="Pictures/20000001000000FE000000FA28DF3A34.svm" xlink:type="simple" xlink:show="embed" xlink:actuate="onLoad">
            <text:p/>
          </draw:image>
        </draw:frame>
        <draw:line draw:style-name="gr3" draw:text-style-name="P1" draw:layer="layout" svg:x1="4.765cm" svg:y1="2.788cm" svg:x2="5.351cm" svg:y2="2.788cm">
          <text:p/>
        </draw:line>
        <draw:line draw:style-name="gr3" draw:text-style-name="P1" draw:layer="layout" svg:x1="6.255cm" svg:y1="0.792cm" svg:x2="6.674cm" svg:y2="0.792cm">
          <text:p/>
        </draw:line>
        <draw:frame draw:style-name="gr4" draw:text-style-name="P1" draw:layer="layout" svg:width="0.385cm" svg:height="0.355cm" svg:x="6.287cm" svg:y="0.285cm">
          <draw:image xlink:href="Pictures/200000010000014200000129F2269856.svm" xlink:type="simple" xlink:show="embed" xlink:actuate="onLoad">
            <text:p/>
          </draw:image>
        </draw:frame>
        <draw:frame draw:style-name="gr5" draw:text-style-name="P1" draw:layer="layout" svg:width="0.299cm" svg:height="0.349cm" svg:x="4.814cm" svg:y="2.859cm">
          <draw:image xlink:href="Pictures/20000001000000FA0000012442DBB9F2.svm" xlink:type="simple" xlink:show="embed" xlink:actuate="onLoad">
            <text:p/>
          </draw:image>
        </draw:frame>
        <draw:frame draw:style-name="gr6" draw:text-style-name="P1" draw:layer="layout" svg:width="0.325cm" svg:height="0.215cm" svg:x="6.284cm" svg:y="2.213cm">
          <draw:image xlink:href="Pictures/2000000100000146000000D81E6D9209.svm" xlink:type="simple" xlink:show="embed" xlink:actuate="onLoad">
            <text:p/>
          </draw:image>
        </draw:frame>
        <draw:frame draw:style-name="gr7" draw:text-style-name="P1" draw:layer="layout" svg:width="0.3cm" svg:height="0.215cm" svg:x="6.284cm" svg:y="2.715cm">
          <draw:image xlink:href="Pictures/200000010000012D000000D8F4A9CB9C.svm" xlink:type="simple" xlink:show="embed" xlink:actuate="onLoad">
            <text:p/>
          </draw:image>
        </draw:frame>
        <draw:frame draw:style-name="gr8" draw:text-style-name="P1" draw:layer="layout" svg:width="0.355cm" svg:height="0.253cm" svg:x="4.13cm" svg:y="2.32cm">
          <draw:image xlink:href="Pictures/2000000100000129000000D4A57FA253.svm" xlink:type="simple" xlink:show="embed" xlink:actuate="onLoad">
            <text:p/>
          </draw:image>
        </draw:frame>
        <draw:frame draw:style-name="gr9" draw:text-style-name="P1" draw:layer="layout" svg:width="0.44cm" svg:height="0.258cm" svg:x="8.278cm" svg:y="2.611cm">
          <draw:image xlink:href="Pictures/2000000100000170000000D850C3563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7-18T15:51:41</meta:creation-date>
    <meta:editing-duration>PT19M46S</meta:editing-duration>
    <meta:editing-cycles>4</meta:editing-cycles>
    <meta:generator>LibreOffice/3.3$Linux LibreOffice_project/330m19$Build-401</meta:generator>
    <dc:title>kkkFigures</dc:title>
    <meta:initial-creator>kkk </meta:initial-creator>
    <dc:date>2014-07-18T16:11:24</dc:date>
    <dc:creator>kkk </dc:creator>
    <meta:document-statistic meta:object-count="10"/>
    <meta:template xlink:type="simple" xlink:actuate="onRequest" xlink:title="kkkFigures" xlink:href="../../../../../.libreoffice/3/user/template/kkkFigures.otg" meta:date="2014-07-18T15:51:40"/>
  </office:meta>
</office:document-meta>
</file>